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fo:font-style="normal" fo:font-weight="normal" officeooo:rsid="001fefe4" officeooo:paragraph-rsid="001fefe4" style:font-style-asian="normal" style:font-weight-asian="normal" style:font-style-complex="normal" style:font-weight-complex="normal"/>
    </style:style>
    <style:style style:name="P2" style:family="paragraph" style:parent-style-name="List_20_Paragraph" style:list-style-name="WWNum2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bold" officeooo:rsid="001daa0f" officeooo:paragraph-rsid="001fefe4" style:font-size-asian="10pt" style:font-weight-asian="bold" style:font-size-complex="10pt" style:font-weight-complex="bold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bold" officeooo:rsid="001daa0f" officeooo:paragraph-rsid="001fefe4" style:font-size-asian="10pt" style:font-weight-asian="bold" style:font-size-complex="10pt" style:font-weight-complex="bold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bold" officeooo:rsid="00237f60" officeooo:paragraph-rsid="00237f60" style:font-size-asian="10pt" style:font-weight-asian="bold" style:font-size-complex="10pt" style:font-weight-complex="bold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bold" officeooo:rsid="0026e893" officeooo:paragraph-rsid="0026e893" style:font-size-asian="10pt" style:font-weight-asian="bold" style:font-size-complex="10pt" style:font-weight-complex="bold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bold" officeooo:rsid="002858d4" officeooo:paragraph-rsid="002858d4" style:font-size-asian="10pt" style:font-weight-asian="bold" style:font-size-complex="10pt" style:font-weight-complex="bold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bold" officeooo:rsid="002c562c" officeooo:paragraph-rsid="002c562c" style:font-size-asian="10pt" style:font-weight-asian="bold" style:font-size-complex="10pt" style:font-weight-complex="bold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bold" officeooo:rsid="002c562c" officeooo:paragraph-rsid="002d6437" style:font-size-asian="10pt" style:font-weight-asian="bold" style:font-size-complex="10pt" style:font-weight-complex="bold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bold" officeooo:rsid="002e661d" officeooo:paragraph-rsid="002e661d" style:font-size-asian="10pt" style:font-weight-asian="bold" style:font-size-complex="10pt" style:font-weight-complex="bold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Times New Roman" fo:font-size="10pt" fo:font-weight="normal" officeooo:paragraph-rsid="0026e893" style:font-size-asian="10pt" style:font-weight-asian="normal" style:font-size-complex="10pt" style:font-weight-complex="normal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fefe4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3095b4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1fefe4" officeooo:paragraph-rsid="001fefe4" style:font-weight-asian="bold" style:font-weight-complex="bold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paragraph-rsid="001fefe4" style:font-weight-asian="bold" style:font-weight-complex="bold"/>
    </style:style>
    <style:style style:name="P1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201ca3" officeooo:paragraph-rsid="0021a452" style:font-weight-asian="bold" style:font-weight-complex="bold"/>
    </style:style>
    <style:style style:name="P1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tyle="normal" fo:font-weight="normal" officeooo:rsid="00201ca3" officeooo:paragraph-rsid="00201ca3" style:font-style-asian="normal" style:font-weight-asian="normal" style:font-style-complex="normal" style:font-weight-complex="normal"/>
    </style:style>
    <style:style style:name="P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201ca3" officeooo:paragraph-rsid="00201ca3" style:font-style-asian="normal" style:font-weight-asian="bold" style:font-style-complex="normal" style:font-weight-complex="bold"/>
    </style:style>
    <style:style style:name="P1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0pt" fo:font-weight="bold" officeooo:rsid="002858d4" officeooo:paragraph-rsid="002858d4" style:font-size-asian="10pt" style:font-weight-asian="bold" style:font-size-complex="10pt" style:font-weight-complex="bold"/>
    </style:style>
    <style:style style:name="P1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0pt" fo:font-weight="bold" officeooo:rsid="002e661d" officeooo:paragraph-rsid="002e661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Times New Roman" fo:font-size="10pt" fo:font-weight="bold" officeooo:rsid="001daa0f" officeooo:paragraph-rsid="001daa0f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pt" fo:font-weight="bold" officeooo:rsid="001daa0f" officeooo:paragraph-rsid="001daa0f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Times New Roman" fo:font-size="10pt" fo:font-weight="bold" officeooo:rsid="003285c8" officeooo:paragraph-rsid="003285c8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Times New Roman" fo:font-size="10pt" fo:font-weight="bold" officeooo:paragraph-rsid="002858d4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0pt" fo:font-weight="bold" officeooo:paragraph-rsid="002e661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773cm" fo:margin-right="0cm" fo:margin-top="0cm" fo:margin-bottom="0cm" style:contextual-spacing="false" fo:text-align="start" style:justify-single-word="false" fo:text-indent="0.776cm" style:auto-text-indent="false"/>
      <style:text-properties fo:color="#000000" loext:opacity="100%" style:font-name="Times New Roman" fo:font-size="10pt" fo:font-weight="bold" officeooo:paragraph-rsid="002858d4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.773cm" fo:margin-right="0cm" fo:margin-top="0cm" fo:margin-bottom="0cm" style:contextual-spacing="false" fo:text-align="start" style:justify-single-word="false" fo:text-indent="0.776cm" style:auto-text-indent="false"/>
      <style:text-properties style:font-name="Times New Roman" fo:font-size="10pt" fo:font-weight="bold" officeooo:paragraph-rsid="002c562c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1.547cm" fo:margin-right="0cm" fo:margin-top="0cm" fo:margin-bottom="0cm" style:contextual-spacing="false" fo:text-indent="0cm" style:auto-text-indent="false"/>
      <style:text-properties fo:color="#000000" loext:opacity="100%" style:font-name="Times New Roman" fo:font-size="10pt" fo:font-weight="bold" officeooo:paragraph-rsid="002858d4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1.547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" fo:font-size="10pt" fo:font-weight="bold" officeooo:paragraph-rsid="002858d4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1.547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0pt" fo:font-weight="bold" officeooo:paragraph-rsid="002c562c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1.543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0pt" fo:font-weight="bold" officeooo:paragraph-rsid="002c562c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P32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7adf" style:font-weight-asian="normal" style:font-weight-complex="normal"/>
    </style:style>
    <style:style style:name="T3" style:family="text">
      <style:text-properties fo:font-weight="normal" officeooo:rsid="001fefe4" style:font-weight-asian="normal" style:font-weight-complex="normal"/>
    </style:style>
    <style:style style:name="T4" style:family="text">
      <style:text-properties fo:font-weight="normal" officeooo:rsid="002d6437" style:font-weight-asian="normal" style:font-weight-complex="normal"/>
    </style:style>
    <style:style style:name="T5" style:family="text">
      <style:text-properties fo:font-weight="normal" officeooo:rsid="0030441a" style:font-weight-asian="normal" style:font-weight-complex="normal"/>
    </style:style>
    <style:style style:name="T6" style:family="text">
      <style:text-properties officeooo:rsid="001fefe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6e893" style:font-weight-asian="bold" style:font-weight-complex="bold"/>
    </style:style>
    <style:style style:name="T9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1fefe4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201ca3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21a452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1daa0f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3095b4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31266a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loext:opacity="100%" style:font-name="Times New Roman" fo:font-size="10pt" fo:letter-spacing="normal" fo:font-style="normal" fo:font-weight="normal" officeooo:rsid="0021a452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Times New Roman" fo:font-size="10pt" fo:letter-spacing="normal" fo:font-style="normal" style:font-size-asian="10pt" style:font-size-complex="10pt"/>
    </style:style>
    <style:style style:name="T18" style:family="text">
      <style:text-properties fo:font-variant="normal" fo:text-transform="none" fo:color="#000000" loext:opacity="100%" style:font-name="Times New Roman" fo:font-size="10pt" fo:letter-spacing="normal" fo:font-style="normal" officeooo:rsid="001fefe4" style:font-size-asian="10pt" style:font-size-complex="10pt"/>
    </style:style>
    <style:style style:name="T19" style:family="text">
      <style:text-properties fo:font-variant="normal" fo:text-transform="none" fo:color="#000000" loext:opacity="100%" style:font-name="Times New Roman" fo:font-size="10pt" fo:letter-spacing="normal" fo:font-style="normal" style:font-size-asian="10pt" style:font-style-asian="normal" style:font-size-complex="10pt" style:font-style-complex="normal"/>
    </style:style>
    <style:style style:name="T20" style:family="text">
      <style:text-properties fo:font-variant="normal" fo:text-transform="none" fo:color="#000000" loext:opacity="100%" style:font-name="Times New Roman" fo:font-size="10pt" fo:letter-spacing="normal" style:font-size-asian="10pt" style:font-size-complex="10pt"/>
    </style:style>
    <style:style style:name="T21" style:family="text">
      <style:text-properties fo:font-variant="normal" fo:text-transform="none" fo:color="#000000" loext:opacity="100%" style:font-name="Times New Roman" fo:font-size="10pt" fo:letter-spacing="normal" officeooo:rsid="00201ca3" style:font-size-asian="10pt" style:font-size-complex="10pt"/>
    </style:style>
    <style:style style:name="T22" style:family="text">
      <style:text-properties fo:font-variant="normal" fo:text-transform="none" fo:color="#000000" loext:opacity="100%" style:font-name="Times New Roman" fo:font-size="10pt" fo:letter-spacing="normal" fo:font-style="italic" officeooo:rsid="00201ca3" style:font-size-asian="10pt" style:font-style-asian="italic" style:font-size-complex="10pt" style:font-style-complex="italic"/>
    </style:style>
    <style:style style:name="T23" style:family="text">
      <style:text-properties fo:font-variant="normal" fo:text-transform="none" fo:color="#000000" loext:opacity="100%" style:font-name="Times New Roman" fo:font-size="10pt" fo:letter-spacing="normal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variant="normal" fo:text-transform="none" fo:color="#000000" loext:opacity="100%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" fo:font-size="10pt" fo:letter-spacing="normal" fo:font-style="normal" style:text-underline-style="none" fo:font-weight="normal" officeooo:rsid="001daa0f" style:text-blinking="false" style:font-size-asian="10pt" style:font-weight-asian="normal" style:font-size-complex="10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fo:font-size="10pt" fo:letter-spacing="normal" fo:font-style="normal" style:text-underline-style="none" fo:font-weight="normal" officeooo:rsid="003095b4" style:text-blinking="false" style:font-size-asian="10pt" style:font-weight-asian="normal" style:font-size-complex="10pt" style:font-weight-complex="normal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style:font-name="Times New Roman" fo:font-size="10pt" fo:font-weight="normal" officeooo:rsid="001daa0f" style:font-size-asian="10pt" style:font-weight-asian="normal" style:font-size-complex="10pt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2c562c"/>
    </style:style>
    <style:style style:name="T32" style:family="text">
      <style:text-properties officeooo:rsid="002e661d"/>
    </style:style>
    <style:style style:name="T33" style:family="text">
      <style:text-properties officeooo:rsid="003044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Instituto Federal de Ciência, Tecnologia e Educação do Piauí – IFPI</text:p>
      <text:p text:style-name="P22">Engenharia de Software I – Professor Hélcio</text:p>
      <text:p text:style-name="P22">Lucas Gomes de Oliveira – 20191ADS0185</text:p>
      <text:p text:style-name="P22">II Período</text:p>
      <text:p text:style-name="P22">Atividade 05</text:p>
      <text:p text:style-name="P20">________________________________________________________________________________________________</text:p>
      <text:p text:style-name="P20"/>
      <text:p text:style-name="P20">1) <text:s/>Caracterize o Processo Unificado.</text:p>
      <text:p text:style-name="P21"><text:tab/><text:span text:style-name="T2">Trata-se </text:span><text:span text:style-name="T3">de um processo de Engenharia de Software orientado a objetos que visa ter uma abordagem disciplinada para garantir o desenvolvimento de software de alta qualidade com foco no tempo e no custo.</text:span></text:p>
      <text:p text:style-name="P21"><text:span text:style-name="T3"/></text:p>
      <text:p text:style-name="P21"><text:span text:style-name="T6">________________________________________________________________________________________________</text:span></text:p>
      <text:p text:style-name="P21"><text:span text:style-name="T3"/></text:p>
      <text:list xml:id="list3874585941" text:style-name="WWNum2">
        <text:list-header>
          <text:p text:style-name="P2"><text:span text:style-name="T6">2) Qual a relação entre o Processo Unificado e a UML?</text:span></text:p>
        </text:list-header>
      </text:list>
      <text:p text:style-name="P11"><text:span text:style-name="T29"><text:tab/></text:span><text:span text:style-name="T9">UML (</text:span><text:span text:style-name="T23">Unified Modeling Language</text:span><text:span text:style-name="T9">) é uma </text:span><text:span text:style-name="Strong_20_Emphasis"><text:span text:style-name="T9">linguagem de notação </text:span></text:span><text:span text:style-name="T9">para uso em projetos de sistema, </text:span><text:span text:style-name="T10">possibilitando ser</text:span><text:span text:style-name="T9"> expressa através de diagramas. </text:span><text:span text:style-name="T10">Como tanto a UML quanto o Processo Unificado apresentam uma abordagem orientada a objetivos, a estrutura do Processo Unificado, </text:span><text:span text:style-name="T11">sendo baseado em componentes,</text:span><text:span text:style-name="T10"> é baseada na UML.</text:span></text:p>
      <text:p text:style-name="P11"><text:span text:style-name="T10"/></text:p>
      <text:p text:style-name="P14"><text:span text:style-name="T18">________________________________________________________________________________________________</text:span></text:p>
      <text:p text:style-name="P11"><text:span text:style-name="T10"/></text:p>
      <text:p text:style-name="P13"><text:span text:style-name="T17">3) Cite e caracterize as fases do RUP (Processo Unificado da Rational):</text:span></text:p>
      <text:list xml:id="list3790004763" text:style-name="L1">
        <text:list-item>
          <text:p text:style-name="P1"><text:span text:style-name="T24">Iniciação:</text:span><text:span text:style-name="T20"> </text:span><text:span text:style-name="T21">define o escopo do software;</text:span></text:p>
        </text:list-item>
        <text:list-item>
          <text:p text:style-name="P1"><text:span text:style-name="T24">Elaboração:</text:span><text:span text:style-name="T20"> </text:span><text:span text:style-name="T21">planeja o projeto, especifica as </text:span><text:span text:style-name="T22">features</text:span><text:span text:style-name="T21">, define e valida a arquitetura;</text:span></text:p>
        </text:list-item>
        <text:list-item>
          <text:p text:style-name="P1"><text:span text:style-name="T24">Construção:</text:span><text:span text:style-name="T20"> </text:span><text:span text:style-name="T21">constrói o produto;</text:span></text:p>
        </text:list-item>
        <text:list-item>
          <text:p text:style-name="P1"><text:span text:style-name="T24">Transição:</text:span><text:span text:style-name="T20"> </text:span><text:span text:style-name="T21">implantação do software.</text:span></text:p>
        </text:list-item>
      </text:list>
      <text:p text:style-name="P16"><text:span text:style-name="T21"/></text:p>
      <text:p text:style-name="P17"><text:span text:style-name="T20">________________________________________________________________________________________________</text:span></text:p>
      <text:p text:style-name="P17"><text:span text:style-name="T20"/></text:p>
      <text:p text:style-name="P16"><text:span text:style-name="T21"/></text:p>
      <text:p text:style-name="P15"><text:span text:style-name="T19">4) O que são Artefatos? Qual a relação com o RUP?</text:span></text:p>
      <text:p text:style-name="P12"><text:span text:style-name="T16"><text:tab/></text:span><text:span text:style-name="T12">A</text:span><text:span text:style-name="T13">rtefato </text:span><text:span text:style-name="T14">refere-se a</text:span><text:span text:style-name="T13"> um dos vários tipos de </text:span><text:span text:style-name="T14">subprodutos </text:span><text:span text:style-name="T13">concretos produzido durante o </text:span><text:a xlink:type="simple" xlink:href="https://pt.wikipedia.org/wiki/Desenvolvimento_de_software" text:style-name="Internet_20_link" text:visited-style-name="Visited_20_Internet_20_Link"><text:span text:style-name="T26">desenvolvimento de software</text:span></text:a><text:span text:style-name="T13">. Alguns artefatos ajudam a descrever a função, arquitetura e o design d</text:span><text:span text:style-name="T14">o software </text:span><text:span text:style-name="T27">enquanto que o</text:span><text:span text:style-name="T13">utros artefatos estão relacionados com o próprio processo de desenvolvimento. </text:span><text:span text:style-name="T14">Estes são, por exemplo,</text:span><text:span text:style-name="T13"> planos de projetos, processos de negócios e avaliações de risco. <text:s/></text:span></text:p>
      <text:p text:style-name="P12"><text:span text:style-name="T13"><text:tab/></text:span><text:span text:style-name="T9">O termo “artefato” em conexão com o desenvolvimento de software é amplamente associado com métodos ou processos de desenvolvimento específicos, por exemplo, o </text:span><text:a xlink:type="simple" xlink:href="https://pt.wikipedia.org/wiki/Processo_Unificado" text:style-name="Internet_20_link" text:visited-style-name="Visited_20_Internet_20_Link"><text:span text:style-name="T25">Processo Unificado</text:span></text:a><text:span text:style-name="T9">. Quando se cria ou se mantém um software, vários documentos são criados no processo, </text:span><text:span text:style-name="T15">como: c</text:span><text:span text:style-name="T9">asos de uso, para detalhar a interação do usuário com o software; </text:span><text:span text:style-name="T15">m</text:span><text:span text:style-name="T9">odelos de dados; código-fonte do software; </text:span><text:span text:style-name="T15">e d</text:span><text:span text:style-name="T9">iagramas UML.</text:span></text:p>
      <text:p text:style-name="P3">________________________________________________________________________________________________</text:p>
      <text:p text:style-name="P3"/>
      <text:p text:style-name="P4">5) Em que fase do RUP é feita a maior parte da codificação e os testes?</text:p>
      <text:p text:style-name="P4"><text:tab/><text:span text:style-name="T1">Após a realização do levantamento de requisitos e da criação de um esboço de como será o projeto, a maior parte da codificação passa a ser encontrada na fase de construção.</text:span></text:p>
      <text:p text:style-name="P4"><text:span text:style-name="T1"/></text:p>
      <text:p text:style-name="P4">________________________________________________________________________________________________</text:p>
      <text:p text:style-name="P4"/>
      <text:p text:style-name="P5">6) Qual a importância da fase de Iniciação no RUP:</text:p>
      <text:p text:style-name="P5"><text:tab/><text:span text:style-name="T1">Um bom levantamento de requisitos representa uma maior eficiência durante os processos de elaboração do software e a codificação do mesmo. É por isso que a primeira fase do RUP possui tamanha importância.</text:span></text:p>
      <text:p text:style-name="P5"/>
      <text:p text:style-name="P5">________________________________________________________________________________________________</text:p>
      <text:p text:style-name="P5"/>
      <text:p text:style-name="P10"><text:span text:style-name="T8">7) O processo unificado (RUP) reúne boas práticas de especificação e de projeto de sistemas, sendo um modelo genérico de processo organizado em fases que podem gerar um conjunto de produtos de trabalho. Considerando isso, assinale a opção que identifica a fase do RUP na qual devem estar incluídos o refinamento e a expansão dos casos de uso preliminares, dos requisitos não funcionais e da descrição da arquitetura do software.</text:span></text:p>
      <text:p text:style-name="P10"><text:span text:style-name="T7"><text:tab/></text:span><text:span text:style-name="T8">a)</text:span><text:span text:style-name="T7"> </text:span><text:span text:style-name="T8">C</text:span><text:span text:style-name="T7">oncepção<text:tab/></text:span></text:p>
      <text:p text:style-name="P10"><text:span text:style-name="T7"><text:tab/></text:span><text:span text:style-name="T8">b)</text:span><text:span text:style-name="T7"> </text:span><text:span text:style-name="T8">C</text:span><text:span text:style-name="T7">onstrução</text:span></text:p>
      <text:p text:style-name="P10"><text:span text:style-name="T7"><text:tab/></text:span><text:span text:style-name="T8">c)</text:span><text:span text:style-name="T7"> </text:span><text:span text:style-name="T8">E</text:span><text:span text:style-name="T7">laboração</text:span></text:p>
      <text:p text:style-name="P5"><text:tab/>d) Produção</text:p>
      <text:p text:style-name="P5"><text:tab/>e) Transição</text:p>
      <text:p text:style-name="P5"><text:soft-page-break/></text:p>
      <text:p text:style-name="P6">RESPOSTA: <text:span text:style-name="T1">“c”</text:span></text:p>
      <text:p text:style-name="P6">________________________________________________________________________________________________</text:p>
      <text:p text:style-name="P6"/>
      <text:p text:style-name="P18">8) O <text:span text:style-name="T30">Rational Unified Process </text:span>(RUP) é um <text:span text:style-name="T30">framework </text:span>de processos de desenvolvimento iterativo de software. A respeito do RUP, considere as afirmativas abaixo.</text:p>
      <text:p text:style-name="P25">I. O RUP define 4 fases, sendo caracterizado como um processo cascata;</text:p>
      <text:p text:style-name="P25"/>
      <text:p text:style-name="P28">II. Os objetivos principais da fase de Elaboração (<text:span text:style-name="T30">Elaboration</text:span>) do RUP são: definição de uma arquitetura estável e eliminação de seus principais riscos;</text:p>
      <text:p text:style-name="P28"/>
      <text:p text:style-name="P25">III. Cada fase do RUP é realizada através de uma ou mais iterações;</text:p>
      <text:p text:style-name="P25"/>
      <text:p text:style-name="P28">IV. A automação dos testes é fundamental no RUP, sendo usada ao longo de todas as suas fases e iterações.</text:p>
      <text:p text:style-name="P27"/>
      <text:p text:style-name="P23">Estão corretas as afirmativas:</text:p>
      <text:p text:style-name="P18"><text:tab/><text:tab/>a) I e III.<text:tab/><text:tab/>b) I e IV<text:tab/><text:tab/>c) II e III<text:tab/><text:tab/>d) II e IV</text:p>
      <text:p text:style-name="P18"/>
      <text:p text:style-name="P7">RESPOSTA:<text:span text:style-name="T1"> “c”</text:span></text:p>
      <text:p text:style-name="P7"><text:span text:style-name="T1"/></text:p>
      <text:p text:style-name="P7">________________________________________________________________________________________________</text:p>
      <text:p text:style-name="P7"/>
      <text:p text:style-name="P7">9) O Processo Unificado de software é uma tentativa de aproveitar os melhores recursos e características dos modelos tradicionais de processo de software. Sobre o Processo Unificado de software, assinale a afirmativa correta.</text:p>
      <text:p text:style-name="P30"><text:span text:style-name="T31">a)</text:span> O software é dirigido a casos de uso, centrado na arquitetura, sequencial e incremental</text:p>
      <text:p text:style-name="P30"/>
      <text:p text:style-name="P26"><text:span text:style-name="T31">b)</text:span> O software é entregue aos usuários finais na fase de transição</text:p>
      <text:p text:style-name="P26"/>
      <text:p text:style-name="P29"><text:span text:style-name="T31">c) </text:span>Os modelos de caso de uso, análise, projeto e implementação são desenvolvidos na fase de concepção</text:p>
      <text:p text:style-name="P29"/>
      <text:p text:style-name="P26"><text:span text:style-name="T31">d)</text:span> O planejamento é realizado na fase de elaboração</text:p>
      <text:p text:style-name="P26"/>
      <text:p text:style-name="P29"><text:span text:style-name="T31">e)</text:span> Os requisitos não funcionais são descritos em um conjunto de casos de uso preliminares</text:p>
      <text:p text:style-name="P8"/>
      <text:p text:style-name="P8">RESPOSTA:<text:span text:style-name="T1"> “</text:span><text:span text:style-name="T4">b</text:span><text:span text:style-name="T1">”</text:span></text:p>
      <text:p text:style-name="P8"><text:span text:style-name="T1"/></text:p>
      <text:p text:style-name="P8">________________________________________________________________________________________________</text:p>
      <text:p text:style-name="P8"/>
      <text:p text:style-name="P9">10) <text:span text:style-name="T28">Julgue os próximos itens, relativos ao RUP (Rational Unified Process).</text:span></text:p>
      <text:p text:style-name="P24"><text:tab/><text:tab/><text:span text:style-name="T32">( </text:span><text:span text:style-name="T5">F</text:span><text:span text:style-name="T32"> ) </text:span>Uma característica marcante do RUP é que as suas fases são estreitamente relacionadas a assuntos técnicos, e não ao negócio. </text:p>
      <text:p text:style-name="P24"/>
      <text:p text:style-name="P19"><text:tab/><text:tab/>( <text:span text:style-name="T5">F</text:span><text:span text:style-name="T33"> </text:span>) É na fase de Elaboração que são realizados a programação e os testes do sistem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.353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40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7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4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21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8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5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2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9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5T02:25:02.376678922</meta:creation-date>
    <dc:date>2021-01-05T03:29:51.830506263</dc:date>
    <meta:editing-duration>PT51M58S</meta:editing-duration>
    <meta:editing-cycles>18</meta:editing-cycles>
    <meta:generator>LibreOffice/7.0.3.1$Linux_X86_64 LibreOffice_project/00$Build-1</meta:generator>
    <meta:document-statistic meta:table-count="0" meta:image-count="0" meta:object-count="0" meta:page-count="2" meta:paragraph-count="56" meta:word-count="742" meta:character-count="5409" meta:non-whitespace-character-count="4699"/>
  </office:meta>
</office:document-meta>
</file>